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7a8" officeooo:paragraph-rsid="000867a8"/>
    </style:style>
    <style:style style:name="P2" style:family="paragraph" style:parent-style-name="Standard">
      <style:paragraph-properties fo:text-align="center" style:justify-single-word="false"/>
      <style:text-properties fo:font-size="14pt" fo:font-weight="bold" officeooo:rsid="000867a8" officeooo:paragraph-rsid="000867a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0867a8"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paragraph-rsid="000867a8"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style>
    <style:style style:name="P7" style:family="paragraph" style:parent-style-name="Standard">
      <style:paragraph-properties fo:line-height="150%"/>
      <style:text-properties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00867a8"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00a0120" officeooo:paragraph-rsid="000a0120" style:font-size-asian="14pt" style:font-weight-asian="bold" style:font-size-complex="14pt"/>
    </style:style>
    <style:style style:name="P10" style:family="paragraph" style:parent-style-name="Standard">
      <style:paragraph-properties fo:line-height="150%"/>
      <style:text-properties fo:color="#ff0000" fo:font-size="14pt" fo:font-weight="bold" officeooo:paragraph-rsid="000867a8" style:font-size-asian="14pt" style:font-weight-asian="bold" style:font-size-complex="14pt"/>
    </style:style>
    <style:style style:name="P11" style:family="paragraph" style:parent-style-name="Standard">
      <style:paragraph-properties fo:line-height="150%"/>
      <style:text-properties officeooo:paragraph-rsid="000867a8"/>
    </style:style>
    <style:style style:name="P12" style:family="paragraph" style:parent-style-name="Standard">
      <style:text-properties officeooo:paragraph-rsid="000867a8"/>
    </style:style>
    <style:style style:name="P13" style:family="paragraph" style:parent-style-name="Standard">
      <style:paragraph-properties fo:line-height="150%" fo:text-align="center" style:justify-single-word="false"/>
      <style:text-properties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fo:text-align="center" style:justify-single-word="false"/>
      <style:text-properties fo:font-size="16pt" fo:font-weight="bold" officeooo:rsid="000867a8" officeooo:paragraph-rsid="000867a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16" style:family="paragraph" style:parent-style-name="Standard">
      <style:paragraph-properties fo:break-before="page"/>
      <style:text-properties officeooo:paragraph-rsid="000867a8"/>
    </style:style>
    <style:style style:name="P17" style:family="paragraph" style:parent-style-name="Standard">
      <loext:graphic-properties draw:fill="none"/>
      <style:paragraph-properties fo:margin-top="0.1598in" fo:margin-bottom="0in" loext:contextual-spacing="false" fo:line-height="100%" fo:text-align="start" style:justify-single-word="false" fo:background-color="transparent" style:shadow="none" style:writing-mode="page"/>
      <style:text-properties fo:font-size="12pt" fo:language="ro" fo:country="RO" fo:font-weight="normal" officeooo:rsid="000a0120" officeooo:paragraph-rsid="000a0120" style:font-size-asian="10.5pt" style:font-weight-asian="normal" style:font-size-complex="12pt" style:font-weight-complex="normal"/>
    </style:style>
    <style:style style:name="P18" style:family="paragraph" style:parent-style-name="Standard">
      <loext:graphic-properties draw:fill="none"/>
      <style:paragraph-properties fo:margin-top="0.1598in" fo:margin-bottom="0in" loext:contextual-spacing="false" fo:line-height="100%" fo:text-align="start" style:justify-single-word="false" fo:background-color="transparent" style:shadow="none" style:writing-mode="page"/>
      <style:text-properties fo:font-size="12pt" fo:language="ro" fo:country="RO" fo:font-weight="normal" officeooo:rsid="00187d54" officeooo:paragraph-rsid="00187d54" style:font-size-asian="10.5pt" style:font-weight-asian="normal" style:font-size-complex="12pt" style:font-weight-complex="normal"/>
    </style:style>
    <style:style style:name="P19" style:family="paragraph" style:parent-style-name="Standard">
      <loext:graphic-properties draw:fill="none"/>
      <style:paragraph-properties fo:margin-top="0.1598in" fo:margin-bottom="0in" loext:contextual-spacing="false" fo:line-height="100%" fo:text-align="start" style:justify-single-word="false" fo:background-color="transparent" style:shadow="none" style:writing-mode="page"/>
      <style:text-properties fo:font-size="12pt" fo:font-weight="normal" officeooo:rsid="000a0120" officeooo:paragraph-rsid="000a0120" style:font-size-asian="10.5pt" style:font-weight-asian="normal" style:font-size-complex="12pt" style:font-weight-complex="normal"/>
    </style:style>
    <style:style style:name="P20" style:family="paragraph" style:parent-style-name="Standard">
      <loext:graphic-properties draw:fill="none"/>
      <style:paragraph-properties fo:margin-top="0.1598in" fo:margin-bottom="0in" loext:contextual-spacing="false" fo:line-height="100%" fo:text-align="start" style:justify-single-word="false" fo:background-color="transparent" style:shadow="none" style:writing-mode="page"/>
      <style:text-properties fo:font-size="12pt" fo:font-weight="normal" officeooo:rsid="000867a8" officeooo:paragraph-rsid="000867a8" style:font-size-asian="10.5pt" style:font-weight-asian="normal" style:font-size-complex="12pt" style:font-weight-complex="normal"/>
    </style:style>
    <style:style style:name="P21" style:family="paragraph" style:parent-style-name="Text_20_body">
      <style:paragraph-properties fo:margin-top="0.1in" fo:margin-bottom="0in" loext:contextual-spacing="false" style:writing-mode="page"/>
    </style:style>
    <style:style style:name="P22" style:family="paragraph" style:parent-style-name="Text_20_body">
      <loext:graphic-properties draw:fill="none"/>
      <style:paragraph-properties fo:margin-top="0.1598in" fo:margin-bottom="0in" loext:contextual-spacing="false" fo:line-height="100%" fo:background-color="transparent" style:shadow="none" style:writing-mode="page"/>
      <style:text-properties fo:language="ro" fo:country="RO"/>
    </style:style>
    <style:style style:name="P23" style:family="paragraph" style:parent-style-name="Text_20_body">
      <loext:graphic-properties draw:fill="none"/>
      <style:paragraph-properties fo:margin-top="0.1598in" fo:margin-bottom="0in" loext:contextual-spacing="false" fo:line-height="100%" fo:background-color="transparent" style:shadow="none" style:writing-mode="page"/>
      <style:text-properties fo:language="ro" fo:country="RO" officeooo:paragraph-rsid="000b818b"/>
    </style:style>
    <style:style style:name="P24" style:family="paragraph" style:parent-style-name="Text_20_body">
      <loext:graphic-properties draw:fill="none"/>
      <style:paragraph-properties fo:margin-top="0.1598in" fo:margin-bottom="0in" loext:contextual-spacing="false" fo:line-height="100%" fo:background-color="transparent" style:shadow="none" style:writing-mode="page"/>
      <style:text-properties fo:language="ro" fo:country="RO" officeooo:paragraph-rsid="0014b6fb"/>
    </style:style>
    <style:style style:name="P25" style:family="paragraph" style:parent-style-name="Text_20_body">
      <loext:graphic-properties draw:fill="none"/>
      <style:paragraph-properties fo:margin-top="0.1598in" fo:margin-bottom="0in" loext:contextual-spacing="false" fo:line-height="100%" fo:background-color="transparent" style:shadow="none" style:writing-mode="page"/>
      <style:text-properties fo:language="ro" fo:country="RO" officeooo:paragraph-rsid="0019c1e5"/>
    </style:style>
    <style:style style:name="P26" style:family="paragraph" style:parent-style-name="Heading">
      <style:paragraph-properties>
        <style:tab-stops>
          <style:tab-stop style:position="6.6953in" style:type="right" style:leader-style="dotted" style:leader-text="."/>
        </style:tab-stops>
      </style:paragraph-properties>
    </style:style>
    <style:style style:name="P27" style:family="paragraph" style:parent-style-name="Heading_20_1" style:list-style-name="">
      <style:paragraph-properties fo:text-align="start" style:justify-single-word="false" fo:break-before="page"/>
      <style:text-properties officeooo:paragraph-rsid="000867a8"/>
    </style:style>
    <style:style style:name="P28" style:family="paragraph" style:parent-style-name="Heading_20_1">
      <style:paragraph-properties fo:margin-top="0.1in" fo:margin-bottom="0in" loext:contextual-spacing="false" style:writing-mode="page"/>
    </style:style>
    <style:style style:name="P29" style:family="paragraph" style:parent-style-name="Heading_20_1">
      <style:paragraph-properties fo:margin-top="0.1in" fo:margin-bottom="0in" loext:contextual-spacing="false" fo:break-before="page" style:writing-mode="page"/>
    </style:style>
    <style:style style:name="P30" style:family="paragraph" style:parent-style-name="Heading_20_1">
      <loext:graphic-properties draw:fill="none"/>
      <style:paragraph-properties fo:margin-top="0.1598in" fo:margin-bottom="0in" loext:contextual-spacing="false" fo:line-height="100%" fo:background-color="transparent" style:shadow="none" style:writing-mode="page"/>
    </style:style>
    <style:style style:name="P31" style:family="paragraph" style:parent-style-name="Footer">
      <style:paragraph-properties fo:text-align="center" style:justify-single-word="false"/>
      <style:text-properties officeooo:rsid="0017c33e" officeooo:paragraph-rsid="0017c33e"/>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0120"/>
    </style:style>
    <style:style style:name="T6" style:family="text">
      <style:text-properties officeooo:rsid="000a4619"/>
    </style:style>
    <style:style style:name="T7" style:family="text">
      <style:text-properties officeooo:rsid="000b818b"/>
    </style:style>
    <style:style style:name="T8" style:family="text">
      <style:text-properties officeooo:rsid="000b818b" style:font-size-asian="10.5pt"/>
    </style:style>
    <style:style style:name="T9" style:family="text">
      <style:text-properties officeooo:rsid="000f73bb"/>
    </style:style>
    <style:style style:name="T10" style:family="text">
      <style:text-properties officeooo:rsid="0014b6fb"/>
    </style:style>
    <style:style style:name="T11" style:family="text">
      <style:text-properties officeooo:rsid="00169f78"/>
    </style:style>
    <style:style style:name="T12" style:family="text">
      <style:text-properties officeooo:rsid="0017c33e"/>
    </style:style>
    <style:style style:name="T13" style:family="text">
      <style:text-properties officeooo:rsid="0019c1e5"/>
    </style:style>
    <style:style style:name="T14" style:family="text">
      <style:text-properties fo:font-size="12pt" fo:font-weight="normal" officeooo:rsid="000a0120" style:font-size-asian="10.5pt" style:font-weight-asian="normal" style:font-size-complex="12pt" style:font-weight-complex="normal"/>
    </style:style>
    <style:style style:name="T15" style:family="text">
      <style:text-properties fo:font-size="12pt" fo:font-weight="normal" officeooo:rsid="0017c33e" style:font-size-asian="10.5pt" style:font-weight-asian="normal" style:font-size-complex="12pt" style:font-weight-complex="normal"/>
    </style:style>
    <style:style style:name="T16" style:family="text">
      <style:text-properties fo:font-size="12pt" fo:font-weight="normal" officeooo:rsid="0018e7f7" style:font-size-asian="10.5pt" style:font-weight-asian="normal" style:font-size-complex="12pt" style:font-weight-complex="normal"/>
    </style:style>
    <style:style style:name="T17" style:family="text">
      <style:text-properties fo:font-size="12pt" fo:font-weight="normal" officeooo:rsid="0019c1e5" style:font-size-asian="10.5pt" style:font-weight-asian="normal" style:font-size-complex="12pt"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DIN BUCURESTI</text:p>
      <text:p text:style-name="P8">FACULTATEA DE MATEMATICĂ ŞI INFORMATICĂ</text:p>
      <text:p text:style-name="P9">BAZE DE DATE ŞI TEHNOLOGII WEB</text:p>
      <text:p text:style-name="P7"/>
      <text:p text:style-name="P7"/>
      <text:p text:style-name="P10"/>
      <text:p text:style-name="P10"/>
      <text:p text:style-name="P7"/>
      <text:p text:style-name="P7"/>
      <text:p text:style-name="P13">LUCRARE DE DIZERTAŢIE</text:p>
      <text:p text:style-name="P4"/>
      <text:p text:style-name="P14">UTILIZAREA ALGORITMILOR DE SUMARIZARE AUTOMATĂ ÎNTR-O APLICAŢIE DE PREZENTARE A ŞTIRILOR</text:p>
      <text:p text:style-name="P5"/>
      <text:p text:style-name="P6"/>
      <text:p text:style-name="P6"/>
      <text:p text:style-name="P6"/>
      <text:p text:style-name="P11"><text:span text:style-name="T1"/></text:p>
      <text:p text:style-name="P11"><text:span text:style-name="T1"/></text:p>
      <text:p text:style-name="P11"><text:span text:style-name="T1"/></text:p>
      <text:p text:style-name="P11"><text:span text:style-name="T1"/></text:p>
      <text:p text:style-name="P11"><text:span text:style-name="T1">Coordonator ştiinţific: <text:tab/><text:tab/><text:tab/><text:tab/><text:tab/><text:tab/><text:tab/>Autor</text:span><text:span text:style-name="T4">:</text:span></text:p>
      <text:p text:style-name="P11"><text:span text:style-name="T2">Conf. </text:span><text:span text:style-name="T3">D</text:span><text:span text:style-name="T2">r. Popescu Marius</text:span><text:span text:style-name="T1"> <text:tab/><text:tab/><text:tab/><text:tab/><text:tab/></text:span><text:span text:style-name="T2">Făşie Ilie Mădălin</text:span></text:p>
      <text:p text:style-name="P11"/>
      <text:p text:style-name="P12"/>
      <text:p text:style-name="P12"/>
      <text:p text:style-name="P12"/>
      <text:p text:style-name="P12"/>
      <text:p text:style-name="P12"/>
      <text:p text:style-name="P16"/>
      <text:p text:style-name="P16"/>
      <text:p text:style-name="P1"/>
      <text:p text:style-name="P3">BUCUREŞTI</text:p>
      <text:p text:style-name="P2">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6"><text:a xlink:type="simple" xlink:href="#__RefHeading___Toc109_4293233207" text:style-name="Index_20_Link" text:visited-style-name="Index_20_Link">1. Introducere<text:tab/>5</text:a></text:p>
          <text:p text:style-name="P26"><text:a xlink:type="simple" xlink:href="#__RefHeading___Toc215_4293233207" text:style-name="Index_20_Link" text:visited-style-name="Index_20_Link">2. Tehnologii utilizate<text:tab/>7</text:a></text:p>
          <text:p text:style-name="P26"><text:a xlink:type="simple" xlink:href="#__RefHeading___Toc217_4293233207" text:style-name="Index_20_Link" text:visited-style-name="Index_20_Link">3. Deschiderea aplicaţiei<text:tab/>7</text:a></text:p>
          <text:p text:style-name="P26"><text:a xlink:type="simple" xlink:href="#__RefHeading___Toc219_4293233207" text:style-name="Index_20_Link" text:visited-style-name="Index_20_Link">4. Arhitectura aplicaţiei<text:tab/>7</text:a></text:p>
          <text:p text:style-name="P26"><text:a xlink:type="simple" xlink:href="#__RefHeading___Toc221_4293233207" text:style-name="Index_20_Link" text:visited-style-name="Index_20_Link">5. Îmbunătăţiri ulterioare<text:tab/>7</text:a></text:p>
          <text:p text:style-name="P26"><text:a xlink:type="simple" xlink:href="#__RefHeading___Toc223_4293233207" text:style-name="Index_20_Link" text:visited-style-name="Index_20_Link">6. Concluzii<text:tab/>7</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7" text:outline-level="1"/>
      <text:h text:style-name="P29" text:outline-level="1"/>
      <text:h text:style-name="P28" text:outline-level="1"><text:bookmark-start text:name="__RefHeading___Toc109_4293233207"/><text:span text:style-name="T5">1. </text:span>Introducere<text:bookmark-end text:name="__RefHeading___Toc109_4293233207"/></text:h>
      <text:p text:style-name="P21"/>
      <text:p text:style-name="P22"><text:tab/><text:span text:style-name="T6">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23"><text:tab/><text:span text:style-name="T7">Având toate aceste informaţii şi servicii la numai un click </text:span><text:span text:style-name="T8">distanţă</text:span><text:span text:style-name="T7">, internetul poate părea copleşitor. Suntem conectaţi cu toată lumea, ştirile se răspândesc rapid, iar, de aceea, devine foarte greu, dacă nu chiar imposibil, să ţinem pasul cu tot toate acestea. Apare, astfel, nevoia unei modalităţi de a extrage doar informaţiile folositoare dintr-un text de dimensiuni mari, fără a pierde esenţa acestuia.</text:span></text:p>
      <text:p text:style-name="P23"><text:tab/><text:span text:style-name="T9">Prezenta lucrare îşi propune să trateze această problemă şi oferă o modalitate de agregare a articolelor diferitelor publicaţii de ştiri pe care, mai apoi, le sumarizează în trei paragrafe păstrând astfel doar esenţa textului.</text:span></text:p>
      <text:p text:style-name="P24"><text:tab/><text:span text:style-name="T10">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4"><text:tab/><text:span text:style-name="T11">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5"><text:tab/><text:span text:style-name="T13">C</text:span><text:span text:style-name="T15">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25"><text:span text:style-name="T15"><text:tab/></text:span><text:span text:style-name="T17">Î</text:span><text:span text:style-name="T16">n capitolul cinci va fi rezervat prezentării îmbunătăţirilor </text:span><text:span text:style-name="T17">care nu au putut fi prezente în varianta aceasta a aplicaţiei, dar pe care le vom adăuga în versiuni viitoare ale acesteia.</text:span></text:p>
      <text:p text:style-name="P25"><text:span text:style-name="T15"/></text:p>
      <text:p text:style-name="P25"><text:span text:style-name="T15"/></text:p>
      <text:p text:style-name="P18"/>
      <text:p text:style-name="P17"/>
      <text:p text:style-name="P17"/>
      <text:p text:style-name="P17"/>
      <text:p text:style-name="P17"><text:soft-page-break/></text:p>
      <text:p text:style-name="P17"/>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30" text:outline-level="1"><text:bookmark-start text:name="__RefHeading___Toc215_4293233207"/>2. Tehnologii utilizate<text:bookmark-end text:name="__RefHeading___Toc215_4293233207"/></text:h>
      <text:h text:style-name="P30" text:outline-level="1"><text:bookmark-start text:name="__RefHeading___Toc217_4293233207"/>3. Deschiderea aplicaţiei<text:bookmark-end text:name="__RefHeading___Toc217_4293233207"/></text:h>
      <text:h text:style-name="P30" text:outline-level="1"><text:bookmark-start text:name="__RefHeading___Toc219_4293233207"/>4. Arhitectura aplicaţiei<text:bookmark-end text:name="__RefHeading___Toc219_4293233207"/></text:h>
      <text:h text:style-name="P30" text:outline-level="1"><text:bookmark-start text:name="__RefHeading___Toc221_4293233207"/>5. Îmbunătăţiri ulterioare<text:bookmark-end text:name="__RefHeading___Toc221_4293233207"/></text:h>
      <text:h text:style-name="P30"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4.2.2$Linux_X86_64 LibreOffice_project/40m0$Build-2</meta:generator>
    <dc:date>2018-02-08T08:07:33.051343025</dc:date>
    <meta:editing-duration>PT18M39S</meta:editing-duration>
    <meta:editing-cycles>5</meta:editing-cycles>
    <meta:document-statistic meta:table-count="0" meta:image-count="0" meta:object-count="0" meta:page-count="7" meta:paragraph-count="30" meta:word-count="426" meta:character-count="2884" meta:non-whitespace-character-count="2468"/>
  </office:meta>
</office:document-meta>
</file>